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30d5b" officeooo:paragraph-rsid="00030d5b"/>
    </style:style>
    <style:style style:name="P2" style:family="paragraph" style:parent-style-name="Text_20_body">
      <style:text-properties officeooo:rsid="00030d5b" officeooo:paragraph-rsid="00030d5b"/>
    </style:style>
    <style:style style:name="P3" style:family="paragraph" style:parent-style-name="Text_20_body">
      <style:text-properties officeooo:rsid="00030d5b" officeooo:paragraph-rsid="0005ddca"/>
    </style:style>
    <style:style style:name="P4" style:family="paragraph" style:parent-style-name="Text_20_body">
      <style:text-properties officeooo:rsid="0005ddca" officeooo:paragraph-rsid="0005ddca"/>
    </style:style>
    <style:style style:name="P5" style:family="paragraph" style:parent-style-name="Text_20_body">
      <style:text-properties officeooo:rsid="000648a1" officeooo:paragraph-rsid="000648a1"/>
    </style:style>
    <style:style style:name="P6" style:family="paragraph" style:parent-style-name="Text_20_body" style:list-style-name="L1">
      <style:text-properties officeooo:rsid="0005ddca" officeooo:paragraph-rsid="0005ddca"/>
    </style:style>
    <style:style style:name="P7" style:family="paragraph" style:parent-style-name="Text_20_body">
      <style:text-properties officeooo:rsid="000648a1" officeooo:paragraph-rsid="000648a1"/>
    </style:style>
    <style:style style:name="P8" style:family="paragraph" style:parent-style-name="Text_20_body">
      <style:text-properties officeooo:rsid="0006496c" officeooo:paragraph-rsid="0006496c"/>
    </style:style>
    <style:style style:name="T1" style:family="text">
      <style:text-properties officeooo:rsid="00030d5b"/>
    </style:style>
    <style:style style:name="T2" style:family="text">
      <style:text-properties officeooo:rsid="0005ddc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51cm" fo:text-indent="-0.635cm" fo:margin-left="1.25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Testing JTutils</text:p>
      <text:p text:style-name="P1"/>
      <text:p text:style-name="P1">This is document that tries to design tests to validate JTutils scripts and check for bugs.</text:p>
      <text:p text:style-name="P1"/>
      <text:h text:style-name="Heading_20_1" text:outline-level="1">What to test ?</text:h>
      <text:h text:style-name="Heading_20_2" text:outline-level="2">The bruker.py library <text:span text:style-name="T1">and other library files</text:span></text:h>
      <text:p text:style-name="P2">The library contains a class and functions to access bruker datasets</text:p>
      <text:h text:style-name="Heading_20_2" text:outline-level="2">TSpy scripts</text:h>
      <text:p text:style-name="P2">These scripts are designed to be launched from topspin. How to automate the tests is completely unknown ? Would it be possible to have a test script to be run within topspin ?</text:p>
      <text:p text:style-name="P2">Some functions work on pieces of datasets (proc, acqus files), pathway splitting. Others require whole dataset (binary and text files)</text:p>
      <text:h text:style-name="Heading_20_2" text:outline-level="2">CpyBin scripts</text:h>
      <text:p text:style-name="P2">These scripts are to be run from cpython. Each script perform a single action but manage several command line arguments.</text:p>
      <text:p text:style-name="P3">The scripts run on bruker datasets, making use to bruker.py library. </text:p>
      <text:p text:style-name="P3">The tests should <text:span text:style-name="T2">be run on datasets of various versions of topspin.</text:span></text:p>
      <text:h text:style-name="Heading_20_1" text:outline-level="1">How to test ?</text:h>
      <text:p text:style-name="P4">The test must not trigger unexpected exception</text:p>
      <text:p text:style-name="P4">The result of the action can be :</text:p>
      <text:p text:style-name="P4">Reading a value (read par) : compare the read value with the expected one.</text:p>
      <text:p text:style-name="P4">Storing a value (write par) : </text:p>
      <text:list xml:id="list2105715852" text:style-name="L1">
        <text:list-item>
          <text:p text:style-name="P6">write the value then read the value and compare with initial value</text:p>
        </text:list-item>
        <text:list-item>
          <text:p text:style-name="P6">or hash the resulting file and compare with expected hash. This is probably not best option as there could be variations in the way of storing valid values.</text:p>
        </text:list-item>
      </text:list>
      <text:p text:style-name="P4">reading binary data (ser, fid, processed file) : </text:p>
      <text:p text:style-name="P4"><text:tab/>visual inspection of read datasets</text:p>
      <text:p text:style-name="P4"><text:tab/>hash of read data</text:p>
      <text:p text:style-name="P5">writing binary dataset :</text:p>
      <text:p text:style-name="P5"><text:tab/>read → write → read then compare hash.</text:p>
      <text:p text:style-name="P8"><text:soft-page-break/>The tests are based on existing datasets. Before running the tests they should be copied to a test running directory, evlauated them discarded from test directory.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ulien TREBOSC</meta:initial-creator>
    <meta:creation-date>2021-01-20T14:05:40.617893483</meta:creation-date>
    <dc:date>2021-02-09T14:02:53.710126709</dc:date>
    <dc:creator>Julien TREBOSC</dc:creator>
    <meta:editing-duration>PT7M31S</meta:editing-duration>
    <meta:editing-cycles>3</meta:editing-cycles>
    <meta:generator>LibreOffice/7.0.4.2$Linux_X86_64 LibreOffice_project/00$Build-2</meta:generator>
    <meta:document-statistic meta:table-count="0" meta:image-count="0" meta:object-count="0" meta:page-count="2" meta:paragraph-count="25" meta:word-count="276" meta:character-count="1572" meta:non-whitespace-character-count="1317"/>
  </office:meta>
</office:document-meta>
</file>